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2C926F39197F36D28EC.png" manifest:media-type="image/png"/>
  <manifest:file-entry manifest:full-path="Pictures/20000002000001DB000002160C0F989FF2C52C07.eps" manifest:media-type="image/x-eps"/>
  <manifest:file-entry manifest:full-path="Pictures/100000010000027A000002C93B60F85AAB82120C.png" manifest:media-type="image/png"/>
  <manifest:file-entry manifest:full-path="Pictures/100000010000027A000002C920FFB7CFF39D2815.png" manifest:media-type="image/png"/>
  <manifest:file-entry manifest:full-path="Pictures/20000002000001DB00000216C2178EEA448B895B.eps" manifest:media-type="image/x-eps"/>
  <manifest:file-entry manifest:full-path="Pictures/20000002000001DB00000216D214469CA34D80E6.eps" manifest:media-type="image/x-eps"/>
  <manifest:file-entry manifest:full-path="Pictures/100000010000027A000002C9E08AAC9FB097500E.png" manifest:media-type="image/png"/>
  <manifest:file-entry manifest:full-path="Pictures/20000002000001DB00000216D98CF97A58FA8B12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GLGY</text:p>
          </draw:text-box>
        </draw:frame>
        <draw:frame draw:style-name="gr1" draw:text-style-name="P1" draw:layer="layout" svg:width="11.315cm" svg:height="12.72cm" svg:x="7.874cm" svg:y="2.54cm">
          <draw:image xlink:href="Pictures/20000002000001DB00000216D98CF97A58FA8B12.eps" xlink:type="simple" xlink:show="embed" xlink:actuate="onLoad" draw:mime-type="image/x-svm">
            <text:p/>
          </draw:image>
          <draw:image xlink:href="Pictures/100000010000027A000002C9E08AAC9FB097500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LGY</text:p>
          </draw:text-box>
        </draw:frame>
        <draw:frame draw:style-name="gr1" draw:text-style-name="P1" draw:layer="layout" svg:width="10.766cm" svg:height="12.104cm" svg:x="8.382cm" svg:y="2.794cm">
          <draw:image xlink:href="Pictures/20000002000001DB00000216D214469CA34D80E6.eps" xlink:type="simple" xlink:show="embed" xlink:actuate="onLoad" draw:mime-type="image/x-svm">
            <text:p/>
          </draw:image>
          <draw:image xlink:href="Pictures/100000010000027A000002C920FFB7CFF39D2815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SGY</text:p>
          </draw:text-box>
        </draw:frame>
        <draw:frame draw:style-name="gr1" draw:text-style-name="P1" draw:layer="layout" svg:width="11.544cm" svg:height="12.978cm" svg:x="7.797cm" svg:y="2.567cm">
          <draw:image xlink:href="Pictures/20000002000001DB00000216C2178EEA448B895B.eps" xlink:type="simple" xlink:show="embed" xlink:actuate="onLoad" draw:mime-type="image/x-svm">
            <text:p/>
          </draw:image>
          <draw:image xlink:href="Pictures/100000010000027A000002C93B60F85AAB82120C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SGSY</text:p>
          </draw:text-box>
        </draw:frame>
        <draw:frame draw:style-name="gr1" draw:text-style-name="P1" draw:layer="layout" svg:width="10.994cm" svg:height="12.36cm" svg:x="8.31cm" svg:y="2.88cm">
          <draw:image xlink:href="Pictures/20000002000001DB000002160C0F989FF2C52C07.eps" xlink:type="simple" xlink:show="embed" xlink:actuate="onLoad" draw:mime-type="image/x-svm">
            <text:p/>
          </draw:image>
          <draw:image xlink:href="Pictures/100000010000027A000002C926F39197F36D28EC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2:36:52.653760453</meta:creation-date>
    <dc:date>2023-01-03T22:38:40.317879014</dc:date>
    <meta:editing-duration>PT1M48S</meta:editing-duration>
    <meta:editing-cycles>1</meta:editing-cycles>
    <meta:document-statistic meta:object-count="37"/>
    <meta:generator>LibreOffice/7.3.7.2$Linux_X86_64 LibreOffice_project/30$Build-2</meta:generator>
  </office:meta>
</office:document-meta>
</file>